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list>
        <text:list-header>
          <text:p>This is an example of list header.</text:p>
        </text:list-header>
        <text:list-header>
          <text:p>This is an example of list header.</text:p>
        </text:list-header>
        <text:list-header>
          <text:p>This is an example of list header.</text:p>
          <text:p>This is an example of multi-paragraph list header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